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1-28,30-34,43</text:p>
      <text:p text:style-name="Standard">Instances: <text:s text:c="3"/>1000</text:p>
      <text:p text:style-name="Standard">Attributes: <text:s text:c="2"/>9</text:p>
      <text:p text:style-name="Standard"><text:s text:c="14"/>MeanSimLabel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5"/>-3.6482 * rouge_3_f_score +</text:p>
      <text:p text:style-name="Standard"><text:s text:c="6"/>3.1932 * rouge_l_f_score +</text:p>
      <text:p text:style-name="Standard"><text:s text:c="6"/>4.3129 * rouge_s*_f_score +</text:p>
      <text:p text:style-name="Standard"><text:s text:c="5"/>-3.4799 * rouge_w_1.2_f_score +</text:p>
      <text:p text:style-name="Standard"><text:s text:c="6"/>1.5636</text:p>
      <text:p text:style-name="Standard"/>
      <text:p text:style-name="Standard">Time taken to build model: 0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146,1.546</text:p>
      <text:p text:style-name="Standard">2,0.5,1.786,1.286</text:p>
      <text:p text:style-name="Standard">3,2.4,1.914,-0.486</text:p>
      <text:p text:style-name="Standard">4,1,2.008,1.008</text:p>
      <text:p text:style-name="Standard">5,0.4,1.704,1.304</text:p>
      <text:p text:style-name="Standard">6,1.167,1.581,0.414</text:p>
      <text:p text:style-name="Standard">7,3,1.991,-1.009</text:p>
      <text:p text:style-name="Standard">8,1.167,2.02,0.854</text:p>
      <text:p text:style-name="Standard">9,0.6,1.441,0.841</text:p>
      <text:p text:style-name="Standard">10,1.333,1.627,0.293</text:p>
      <text:p text:style-name="Standard">11,2.667,2.219,-0.448</text:p>
      <text:p text:style-name="Standard">12,0.833,1.507,0.674</text:p>
      <text:p text:style-name="Standard">13,3.6,2.259,-1.341</text:p>
      <text:p text:style-name="Standard">14,0.6,2.254,1.654</text:p>
      <text:p text:style-name="Standard">15,3.4,2.706,-0.694</text:p>
      <text:p text:style-name="Standard"><text:soft-page-break/>16,3.8,1.396,-2.404</text:p>
      <text:p text:style-name="Standard">17,2,1.739,-0.261</text:p>
      <text:p text:style-name="Standard">18,1,0.97,-0.03</text:p>
      <text:p text:style-name="Standard">19,0,1.438,1.438</text:p>
      <text:p text:style-name="Standard">20,2,2.935,0.935</text:p>
      <text:p text:style-name="Standard">21,1.2,3.255,2.055</text:p>
      <text:p text:style-name="Standard">22,2.4,1.595,-0.805</text:p>
      <text:p text:style-name="Standard">23,3.333,1.971,-1.362</text:p>
      <text:p text:style-name="Standard">24,1.333,1.849,0.516</text:p>
      <text:p text:style-name="Standard">25,1.833,1.755,-0.078</text:p>
      <text:p text:style-name="Standard">26,2.4,1.048,-1.352</text:p>
      <text:p text:style-name="Standard">27,1.286,2.515,1.229</text:p>
      <text:p text:style-name="Standard">28,2.6,1.965,-0.635</text:p>
      <text:p text:style-name="Standard">29,1.4,1.546,0.146</text:p>
      <text:p text:style-name="Standard">30,1.8,1.921,0.121</text:p>
      <text:p text:style-name="Standard">31,2.8,2.276,-0.524</text:p>
      <text:p text:style-name="Standard">32,2.2,1.522,-0.678</text:p>
      <text:p text:style-name="Standard">33,3,2.77,-0.23</text:p>
      <text:p text:style-name="Standard">34,2,1.774,-0.226</text:p>
      <text:p text:style-name="Standard">35,2.5,2.188,-0.312</text:p>
      <text:p text:style-name="Standard">36,1,2.012,1.012</text:p>
      <text:p text:style-name="Standard">37,2.6,1.815,-0.785</text:p>
      <text:p text:style-name="Standard">38,0.8,1.705,0.905</text:p>
      <text:p text:style-name="Standard">39,0.4,1.063,0.663</text:p>
      <text:p text:style-name="Standard">40,1.75,2.318,0.568</text:p>
      <text:p text:style-name="Standard">41,1.2,1.797,0.597</text:p>
      <text:p text:style-name="Standard">42,1,1.839,0.839</text:p>
      <text:p text:style-name="Standard">43,3.8,2.153,-1.647</text:p>
      <text:p text:style-name="Standard">44,2.4,1.434,-0.966</text:p>
      <text:p text:style-name="Standard">45,3,2.235,-0.765</text:p>
      <text:p text:style-name="Standard">46,3,2.003,-0.997</text:p>
      <text:p text:style-name="Standard">47,2.6,2.18,-0.42</text:p>
      <text:p text:style-name="Standard">48,0.833,1.891,1.058</text:p>
      <text:p text:style-name="Standard">49,3.833,3.076,-0.757</text:p>
      <text:p text:style-name="Standard">50,2,1.52,-0.48</text:p>
      <text:p text:style-name="Standard">51,2,2.106,0.106</text:p>
      <text:p text:style-name="Standard">52,0.286,1.931,1.645</text:p>
      <text:p text:style-name="Standard">53,2.833,1.817,-1.016</text:p>
      <text:p text:style-name="Standard">54,2.8,2.11,-0.69</text:p>
      <text:p text:style-name="Standard">55,3.333,2.437,-0.897</text:p>
      <text:p text:style-name="Standard">56,1,1.648,0.648</text:p>
      <text:p text:style-name="Standard">57,1,1.821,0.821</text:p>
      <text:p text:style-name="Standard">58,3.333,2.403,-0.93</text:p>
      <text:p text:style-name="Standard">59,1.333,1.598,0.264</text:p>
      <text:p text:style-name="Standard">60,3.8,2.559,-1.241</text:p>
      <text:p text:style-name="Standard">61,3.4,2.152,-1.248</text:p>
      <text:p text:style-name="Standard">62,2,2.075,0.075</text:p>
      <text:p text:style-name="Standard">63,2.2,1.312,-0.888</text:p>
      <text:p text:style-name="Standard">64,1,2.16,1.16</text:p>
      <text:p text:style-name="Standard">65,2.2,0.947,-1.253</text:p>
      <text:p text:style-name="Standard">66,1.333,1.839,0.506</text:p>
      <text:p text:style-name="Standard"><text:soft-page-break/>67,2.8,1.697,-1.103</text:p>
      <text:p text:style-name="Standard">68,2.333,2.466,0.133</text:p>
      <text:p text:style-name="Standard">69,2.667,2.449,-0.218</text:p>
      <text:p text:style-name="Standard">70,1,1.689,0.689</text:p>
      <text:p text:style-name="Standard">71,4.4,2.412,-1.988</text:p>
      <text:p text:style-name="Standard">72,3.2,1.223,-1.977</text:p>
      <text:p text:style-name="Standard">73,2.8,2.155,-0.645</text:p>
      <text:p text:style-name="Standard">74,3.8,1.76,-2.04</text:p>
      <text:p text:style-name="Standard">75,2.5,2.001,-0.499</text:p>
      <text:p text:style-name="Standard">76,1.4,1.82,0.42</text:p>
      <text:p text:style-name="Standard">77,1.667,2.258,0.591</text:p>
      <text:p text:style-name="Standard">78,2.6,2.397,-0.203</text:p>
      <text:p text:style-name="Standard">79,2.333,1.848,-0.485</text:p>
      <text:p text:style-name="Standard">80,0.5,1.288,0.788</text:p>
      <text:p text:style-name="Standard">81,0.333,1.563,1.23</text:p>
      <text:p text:style-name="Standard">82,2,1.558,-0.442</text:p>
      <text:p text:style-name="Standard">83,0.8,1.521,0.721</text:p>
      <text:p text:style-name="Standard">84,3.2,1.753,-1.447</text:p>
      <text:p text:style-name="Standard">85,2,1.948,-0.052</text:p>
      <text:p text:style-name="Standard">86,0.2,2.135,1.935</text:p>
      <text:p text:style-name="Standard">87,3.25,3.071,-0.179</text:p>
      <text:p text:style-name="Standard">88,3.8,2.146,-1.654</text:p>
      <text:p text:style-name="Standard">89,2.8,2.07,-0.73</text:p>
      <text:p text:style-name="Standard">90,2.4,2.474,0.074</text:p>
      <text:p text:style-name="Standard">91,3,1.994,-1.006</text:p>
      <text:p text:style-name="Standard">92,2.2,1.306,-0.894</text:p>
      <text:p text:style-name="Standard">93,2.2,1.594,-0.606</text:p>
      <text:p text:style-name="Standard">94,1,2.137,1.137</text:p>
      <text:p text:style-name="Standard">95,3.25,2.795,-0.455</text:p>
      <text:p text:style-name="Standard">96,3.2,2.092,-1.108</text:p>
      <text:p text:style-name="Standard">97,3,1.899,-1.101</text:p>
      <text:p text:style-name="Standard">98,1.167,2.115,0.948</text:p>
      <text:p text:style-name="Standard">99,1.2,2.391,1.191</text:p>
      <text:p text:style-name="Standard">100,4.4,2.304,-2.096</text:p>
      <text:p text:style-name="Standard">1,1.4,1.886,0.486</text:p>
      <text:p text:style-name="Standard">2,2,1.824,-0.176</text:p>
      <text:p text:style-name="Standard">3,0.8,1.783,0.983</text:p>
      <text:p text:style-name="Standard">4,0.4,2.299,1.899</text:p>
      <text:p text:style-name="Standard">5,2.25,1.529,-0.721</text:p>
      <text:p text:style-name="Standard">6,2.667,2.233,-0.433</text:p>
      <text:p text:style-name="Standard">7,1.167,1.621,0.455</text:p>
      <text:p text:style-name="Standard">8,1.667,1.543,-0.124</text:p>
      <text:p text:style-name="Standard">9,2.667,1.829,-0.837</text:p>
      <text:p text:style-name="Standard">10,1.75,1.458,-0.292</text:p>
      <text:p text:style-name="Standard">11,4,1.386,-2.614</text:p>
      <text:p text:style-name="Standard">12,4.167,2.275,-1.891</text:p>
      <text:p text:style-name="Standard">13,1.833,1.7,-0.133</text:p>
      <text:p text:style-name="Standard">14,0.8,1.806,1.006</text:p>
      <text:p text:style-name="Standard">15,1.2,2.392,1.192</text:p>
      <text:p text:style-name="Standard">16,1.6,1.84,0.24</text:p>
      <text:p text:style-name="Standard">17,2.75,2.277,-0.473</text:p>
      <text:p text:style-name="Standard"><text:soft-page-break/>18,3.5,2.006,-1.494</text:p>
      <text:p text:style-name="Standard">19,4.833,2.412,-2.421</text:p>
      <text:p text:style-name="Standard">20,1.833,1.901,0.068</text:p>
      <text:p text:style-name="Standard">21,1.833,1.694,-0.14</text:p>
      <text:p text:style-name="Standard">22,1.6,2.158,0.558</text:p>
      <text:p text:style-name="Standard">23,0.6,1.602,1.002</text:p>
      <text:p text:style-name="Standard">24,1.833,2.466,0.632</text:p>
      <text:p text:style-name="Standard">25,0.4,1.215,0.815</text:p>
      <text:p text:style-name="Standard">26,1.667,2.059,0.393</text:p>
      <text:p text:style-name="Standard">27,4,2.627,-1.373</text:p>
      <text:p text:style-name="Standard">28,1,1.944,0.944</text:p>
      <text:p text:style-name="Standard">29,1.4,2.218,0.818</text:p>
      <text:p text:style-name="Standard">30,0.667,1.574,0.908</text:p>
      <text:p text:style-name="Standard">31,2.2,1.422,-0.778</text:p>
      <text:p text:style-name="Standard">32,2.6,2.487,-0.113</text:p>
      <text:p text:style-name="Standard">33,3.2,1.395,-1.805</text:p>
      <text:p text:style-name="Standard">34,0,1.245,1.245</text:p>
      <text:p text:style-name="Standard">35,4,2.441,-1.559</text:p>
      <text:p text:style-name="Standard">36,3,1.934,-1.066</text:p>
      <text:p text:style-name="Standard">37,2.6,1.643,-0.957</text:p>
      <text:p text:style-name="Standard">38,2.6,2.14,-0.46</text:p>
      <text:p text:style-name="Standard">39,0.75,1.953,1.203</text:p>
      <text:p text:style-name="Standard">40,0,1.446,1.446</text:p>
      <text:p text:style-name="Standard">41,2,1.964,-0.036</text:p>
      <text:p text:style-name="Standard">42,3.167,2.456,-0.711</text:p>
      <text:p text:style-name="Standard">43,1.4,1.903,0.503</text:p>
      <text:p text:style-name="Standard">44,3.6,2.173,-1.427</text:p>
      <text:p text:style-name="Standard">45,2.5,1.84,-0.66</text:p>
      <text:p text:style-name="Standard">46,1.167,2.13,0.964</text:p>
      <text:p text:style-name="Standard">47,0.6,1.782,1.182</text:p>
      <text:p text:style-name="Standard">48,0.75,1.932,1.182</text:p>
      <text:p text:style-name="Standard">49,1.6,1.514,-0.086</text:p>
      <text:p text:style-name="Standard">50,1.6,2.419,0.819</text:p>
      <text:p text:style-name="Standard">51,3,2.404,-0.596</text:p>
      <text:p text:style-name="Standard">52,0.25,2.485,2.235</text:p>
      <text:p text:style-name="Standard">53,1.167,2.291,1.124</text:p>
      <text:p text:style-name="Standard">54,1.75,1.781,0.031</text:p>
      <text:p text:style-name="Standard">55,2,1.543,-0.457</text:p>
      <text:p text:style-name="Standard">56,1.8,2.817,1.017</text:p>
      <text:p text:style-name="Standard">57,1.667,2.353,0.687</text:p>
      <text:p text:style-name="Standard">58,2.25,2.194,-0.056</text:p>
      <text:p text:style-name="Standard">59,1.6,1.682,0.082</text:p>
      <text:p text:style-name="Standard">60,1.2,1.609,0.409</text:p>
      <text:p text:style-name="Standard">61,1.333,2.014,0.68</text:p>
      <text:p text:style-name="Standard">62,3,1.288,-1.712</text:p>
      <text:p text:style-name="Standard">63,0.4,1.388,0.988</text:p>
      <text:p text:style-name="Standard">64,1.6,2.193,0.593</text:p>
      <text:p text:style-name="Standard">65,0.833,1.735,0.902</text:p>
      <text:p text:style-name="Standard">66,3.167,1.901,-1.266</text:p>
      <text:p text:style-name="Standard">67,2.6,1.952,-0.648</text:p>
      <text:p text:style-name="Standard">68,1.4,2.076,0.676</text:p>
      <text:p text:style-name="Standard"><text:soft-page-break/>69,0.833,1.488,0.654</text:p>
      <text:p text:style-name="Standard">70,2,1.586,-0.414</text:p>
      <text:p text:style-name="Standard">71,1.2,2.15,0.95</text:p>
      <text:p text:style-name="Standard">72,2,1.686,-0.314</text:p>
      <text:p text:style-name="Standard">73,2.25,1.901,-0.349</text:p>
      <text:p text:style-name="Standard">74,2.2,2.389,0.189</text:p>
      <text:p text:style-name="Standard">75,2.8,1.531,-1.269</text:p>
      <text:p text:style-name="Standard">76,1.4,2.707,1.307</text:p>
      <text:p text:style-name="Standard">77,0.8,2.087,1.287</text:p>
      <text:p text:style-name="Standard">78,0.333,1.543,1.209</text:p>
      <text:p text:style-name="Standard">79,3.4,2.19,-1.21</text:p>
      <text:p text:style-name="Standard">80,1,2.128,1.128</text:p>
      <text:p text:style-name="Standard">81,4.2,2.951,-1.249</text:p>
      <text:p text:style-name="Standard">82,2.2,1.901,-0.299</text:p>
      <text:p text:style-name="Standard">83,1,1.564,0.564</text:p>
      <text:p text:style-name="Standard">84,0.2,1.549,1.349</text:p>
      <text:p text:style-name="Standard">85,3.2,2.41,-0.79</text:p>
      <text:p text:style-name="Standard">86,1.8,1.785,-0.015</text:p>
      <text:p text:style-name="Standard">87,1.2,2.423,1.223</text:p>
      <text:p text:style-name="Standard">88,3.25,2,-1.25</text:p>
      <text:p text:style-name="Standard">89,2.4,2.033,-0.367</text:p>
      <text:p text:style-name="Standard">90,1,1.616,0.616</text:p>
      <text:p text:style-name="Standard">91,2.333,2.378,0.044</text:p>
      <text:p text:style-name="Standard">92,4.833,2.542,-2.291</text:p>
      <text:p text:style-name="Standard">93,0.333,2.078,1.744</text:p>
      <text:p text:style-name="Standard">94,4.167,1.764,-2.403</text:p>
      <text:p text:style-name="Standard">95,1,1.392,0.392</text:p>
      <text:p text:style-name="Standard">96,0.167,1.891,1.724</text:p>
      <text:p text:style-name="Standard">97,4.6,1.768,-2.832</text:p>
      <text:p text:style-name="Standard">98,1,1.903,0.903</text:p>
      <text:p text:style-name="Standard">99,2,1.909,-0.091</text:p>
      <text:p text:style-name="Standard">100,0.2,1.871,1.671</text:p>
      <text:p text:style-name="Standard">1,1.5,2.145,0.645</text:p>
      <text:p text:style-name="Standard">2,2.667,2.289,-0.378</text:p>
      <text:p text:style-name="Standard">3,1.4,1.98,0.58</text:p>
      <text:p text:style-name="Standard">4,2.6,1.595,-1.005</text:p>
      <text:p text:style-name="Standard">5,2,1.126,-0.874</text:p>
      <text:p text:style-name="Standard">6,3.8,1.785,-2.015</text:p>
      <text:p text:style-name="Standard">7,2.143,2.073,-0.07</text:p>
      <text:p text:style-name="Standard">8,2.2,2.812,0.612</text:p>
      <text:p text:style-name="Standard">9,1.8,1.383,-0.417</text:p>
      <text:p text:style-name="Standard">10,4.6,3.244,-1.356</text:p>
      <text:p text:style-name="Standard">11,1.333,2.03,0.697</text:p>
      <text:p text:style-name="Standard">12,1.167,1.711,0.545</text:p>
      <text:p text:style-name="Standard">13,2.8,1.943,-0.857</text:p>
      <text:p text:style-name="Standard">14,2.6,2.142,-0.458</text:p>
      <text:p text:style-name="Standard">15,0.4,1.742,1.342</text:p>
      <text:p text:style-name="Standard">16,0.2,1.983,1.783</text:p>
      <text:p text:style-name="Standard">17,3,2.879,-0.121</text:p>
      <text:p text:style-name="Standard">18,3.286,2.016,-1.269</text:p>
      <text:p text:style-name="Standard">19,1,1.39,0.39</text:p>
      <text:p text:style-name="Standard"><text:soft-page-break/>20,2.167,2.061,-0.105</text:p>
      <text:p text:style-name="Standard">21,1,2.241,1.241</text:p>
      <text:p text:style-name="Standard">22,2.167,1.814,-0.353</text:p>
      <text:p text:style-name="Standard">23,3.333,2.163,-1.17</text:p>
      <text:p text:style-name="Standard">24,4,2.691,-1.309</text:p>
      <text:p text:style-name="Standard">25,1.167,2.236,1.069</text:p>
      <text:p text:style-name="Standard">26,2.4,1.995,-0.405</text:p>
      <text:p text:style-name="Standard">27,0.2,1.632,1.432</text:p>
      <text:p text:style-name="Standard">28,5,2.221,-2.779</text:p>
      <text:p text:style-name="Standard">29,1,2.223,1.223</text:p>
      <text:p text:style-name="Standard">30,2.8,1.451,-1.349</text:p>
      <text:p text:style-name="Standard">31,0.4,0.741,0.341</text:p>
      <text:p text:style-name="Standard">32,2,1.733,-0.267</text:p>
      <text:p text:style-name="Standard">33,2.6,1.873,-0.727</text:p>
      <text:p text:style-name="Standard">34,3.2,3.048,-0.152</text:p>
      <text:p text:style-name="Standard">35,4.333,1.966,-2.367</text:p>
      <text:p text:style-name="Standard">36,0.8,1.785,0.985</text:p>
      <text:p text:style-name="Standard">37,2,1.514,-0.486</text:p>
      <text:p text:style-name="Standard">38,2.2,2.111,-0.089</text:p>
      <text:p text:style-name="Standard">39,2.2,1.503,-0.697</text:p>
      <text:p text:style-name="Standard">40,0.2,2.068,1.868</text:p>
      <text:p text:style-name="Standard">41,1.143,2.062,0.919</text:p>
      <text:p text:style-name="Standard">42,0.8,1.77,0.97</text:p>
      <text:p text:style-name="Standard">43,1.4,1.598,0.198</text:p>
      <text:p text:style-name="Standard">44,0.833,2.193,1.36</text:p>
      <text:p text:style-name="Standard">45,2,2.388,0.388</text:p>
      <text:p text:style-name="Standard">46,0.2,2.106,1.906</text:p>
      <text:p text:style-name="Standard">47,3,1.878,-1.122</text:p>
      <text:p text:style-name="Standard">48,3,1.826,-1.174</text:p>
      <text:p text:style-name="Standard">49,1.167,1.507,0.34</text:p>
      <text:p text:style-name="Standard">50,2.167,1.485,-0.682</text:p>
      <text:p text:style-name="Standard">51,2.667,2.019,-0.647</text:p>
      <text:p text:style-name="Standard">52,0,1.822,1.822</text:p>
      <text:p text:style-name="Standard">53,1.833,2.214,0.381</text:p>
      <text:p text:style-name="Standard">54,1.667,1.993,0.326</text:p>
      <text:p text:style-name="Standard">55,4.4,1.817,-2.583</text:p>
      <text:p text:style-name="Standard">56,1.833,1.907,0.073</text:p>
      <text:p text:style-name="Standard">57,1.167,1.724,0.558</text:p>
      <text:p text:style-name="Standard">58,1,2.622,1.622</text:p>
      <text:p text:style-name="Standard">59,1,2.396,1.396</text:p>
      <text:p text:style-name="Standard">60,1.167,2.038,0.871</text:p>
      <text:p text:style-name="Standard">61,1.4,1.981,0.581</text:p>
      <text:p text:style-name="Standard">62,1,2.461,1.461</text:p>
      <text:p text:style-name="Standard">63,0.333,1.249,0.915</text:p>
      <text:p text:style-name="Standard">64,3,2.549,-0.451</text:p>
      <text:p text:style-name="Standard">65,2.833,2.785,-0.048</text:p>
      <text:p text:style-name="Standard">66,3.167,1.6,-1.567</text:p>
      <text:p text:style-name="Standard">67,2.2,1.62,-0.58</text:p>
      <text:p text:style-name="Standard">68,2.167,1.655,-0.512</text:p>
      <text:p text:style-name="Standard">69,2.75,2.91,0.16</text:p>
      <text:p text:style-name="Standard">70,1.2,1.756,0.556</text:p>
      <text:p text:style-name="Standard"><text:soft-page-break/>71,0.6,1.476,0.876</text:p>
      <text:p text:style-name="Standard">72,4.667,1.831,-2.836</text:p>
      <text:p text:style-name="Standard">73,2.4,1.902,-0.498</text:p>
      <text:p text:style-name="Standard">74,1.2,1.48,0.28</text:p>
      <text:p text:style-name="Standard">75,0.5,1.07,0.57</text:p>
      <text:p text:style-name="Standard">76,2.5,1.913,-0.587</text:p>
      <text:p text:style-name="Standard">77,1.4,1.719,0.319</text:p>
      <text:p text:style-name="Standard">78,3.8,2.183,-1.617</text:p>
      <text:p text:style-name="Standard">79,4.4,1.926,-2.474</text:p>
      <text:p text:style-name="Standard">80,4.833,2.242,-2.591</text:p>
      <text:p text:style-name="Standard">81,1,1.707,0.707</text:p>
      <text:p text:style-name="Standard">82,4.167,2.169,-1.998</text:p>
      <text:p text:style-name="Standard">83,1.5,1.812,0.312</text:p>
      <text:p text:style-name="Standard">84,1,2.077,1.077</text:p>
      <text:p text:style-name="Standard">85,4.5,1.77,-2.73</text:p>
      <text:p text:style-name="Standard">86,3.2,2.5,-0.7</text:p>
      <text:p text:style-name="Standard">87,3.667,1.822,-1.845</text:p>
      <text:p text:style-name="Standard">88,0,1.413,1.413</text:p>
      <text:p text:style-name="Standard">89,2.6,1.8,-0.8</text:p>
      <text:p text:style-name="Standard">90,0.667,1.763,1.096</text:p>
      <text:p text:style-name="Standard">91,2.2,2.091,-0.109</text:p>
      <text:p text:style-name="Standard">92,2.2,2.93,0.73</text:p>
      <text:p text:style-name="Standard">93,1.2,1.536,0.336</text:p>
      <text:p text:style-name="Standard">94,1,1.909,0.909</text:p>
      <text:p text:style-name="Standard">95,2.8,1.996,-0.804</text:p>
      <text:p text:style-name="Standard">96,1,2,1</text:p>
      <text:p text:style-name="Standard">97,0,2.897,2.897</text:p>
      <text:p text:style-name="Standard">98,3.667,2.13,-1.536</text:p>
      <text:p text:style-name="Standard">99,0,2.165,2.165</text:p>
      <text:p text:style-name="Standard">100,0.333,2.321,1.988</text:p>
      <text:p text:style-name="Standard">1,2.5,2.078,-0.422</text:p>
      <text:p text:style-name="Standard">2,1.333,2,0.666</text:p>
      <text:p text:style-name="Standard">3,4.167,1.962,-2.205</text:p>
      <text:p text:style-name="Standard">4,1.4,1.492,0.092</text:p>
      <text:p text:style-name="Standard">5,1.833,2.435,0.602</text:p>
      <text:p text:style-name="Standard">6,0.8,1.954,1.154</text:p>
      <text:p text:style-name="Standard">7,3,1.927,-1.073</text:p>
      <text:p text:style-name="Standard">8,4.2,1.642,-2.558</text:p>
      <text:p text:style-name="Standard">9,1.8,1.912,0.112</text:p>
      <text:p text:style-name="Standard">10,2,2.288,0.288</text:p>
      <text:p text:style-name="Standard">11,1.167,2.148,0.981</text:p>
      <text:p text:style-name="Standard">12,3,2.165,-0.835</text:p>
      <text:p text:style-name="Standard">13,3.5,3.164,-0.336</text:p>
      <text:p text:style-name="Standard">14,0,2.417,2.417</text:p>
      <text:p text:style-name="Standard">15,1.6,1.809,0.209</text:p>
      <text:p text:style-name="Standard">16,3,2.854,-0.146</text:p>
      <text:p text:style-name="Standard">17,0.333,1.889,1.556</text:p>
      <text:p text:style-name="Standard">18,2.167,2.129,-0.038</text:p>
      <text:p text:style-name="Standard">19,2,1.684,-0.316</text:p>
      <text:p text:style-name="Standard">20,3.167,1.744,-1.423</text:p>
      <text:p text:style-name="Standard">21,1.4,2.533,1.133</text:p>
      <text:p text:style-name="Standard"><text:soft-page-break/>22,2,1.775,-0.225</text:p>
      <text:p text:style-name="Standard">23,1.833,2.582,0.748</text:p>
      <text:p text:style-name="Standard">24,2,2.081,0.081</text:p>
      <text:p text:style-name="Standard">25,1.75,1.623,-0.127</text:p>
      <text:p text:style-name="Standard">26,1.5,1.409,-0.091</text:p>
      <text:p text:style-name="Standard">27,1.5,2.278,0.778</text:p>
      <text:p text:style-name="Standard">28,0.833,1.695,0.862</text:p>
      <text:p text:style-name="Standard">29,2,1.604,-0.396</text:p>
      <text:p text:style-name="Standard">30,1.333,2.694,1.36</text:p>
      <text:p text:style-name="Standard">31,1,2.048,1.048</text:p>
      <text:p text:style-name="Standard">32,0.667,1.526,0.86</text:p>
      <text:p text:style-name="Standard">33,3.5,2.572,-0.928</text:p>
      <text:p text:style-name="Standard">34,3.167,2.614,-0.553</text:p>
      <text:p text:style-name="Standard">35,3.25,2.096,-1.154</text:p>
      <text:p text:style-name="Standard">36,1.4,2.234,0.834</text:p>
      <text:p text:style-name="Standard">37,3.667,2.462,-1.205</text:p>
      <text:p text:style-name="Standard">38,0.667,1.35,0.683</text:p>
      <text:p text:style-name="Standard">39,2,1.791,-0.209</text:p>
      <text:p text:style-name="Standard">40,0,1.479,1.479</text:p>
      <text:p text:style-name="Standard">41,0,1.594,1.594</text:p>
      <text:p text:style-name="Standard">42,2.6,2.725,0.125</text:p>
      <text:p text:style-name="Standard">43,0,1.169,1.169</text:p>
      <text:p text:style-name="Standard">44,3,2.034,-0.966</text:p>
      <text:p text:style-name="Standard">45,3.667,2.169,-1.498</text:p>
      <text:p text:style-name="Standard">46,1.833,2.224,0.391</text:p>
      <text:p text:style-name="Standard">47,2,2.152,0.152</text:p>
      <text:p text:style-name="Standard">48,1.2,2.369,1.169</text:p>
      <text:p text:style-name="Standard">49,4.8,2.289,-2.511</text:p>
      <text:p text:style-name="Standard">50,2,1.82,-0.18</text:p>
      <text:p text:style-name="Standard">51,0.8,1.443,0.643</text:p>
      <text:p text:style-name="Standard">52,2.2,1.977,-0.223</text:p>
      <text:p text:style-name="Standard">53,1,2.576,1.576</text:p>
      <text:p text:style-name="Standard">54,0.167,1.66,1.493</text:p>
      <text:p text:style-name="Standard">55,0.2,1.161,0.961</text:p>
      <text:p text:style-name="Standard">56,2.167,1.976,-0.191</text:p>
      <text:p text:style-name="Standard">57,1.167,2.244,1.078</text:p>
      <text:p text:style-name="Standard">58,1,1.907,0.907</text:p>
      <text:p text:style-name="Standard">59,1,1.102,0.102</text:p>
      <text:p text:style-name="Standard">60,0.667,1.554,0.888</text:p>
      <text:p text:style-name="Standard">61,2.6,2.194,-0.406</text:p>
      <text:p text:style-name="Standard">62,1.6,2.193,0.593</text:p>
      <text:p text:style-name="Standard">63,1,1.825,0.825</text:p>
      <text:p text:style-name="Standard">64,1,1.459,0.459</text:p>
      <text:p text:style-name="Standard">65,0.5,1.126,0.626</text:p>
      <text:p text:style-name="Standard">66,1,1.683,0.683</text:p>
      <text:p text:style-name="Standard">67,3.6,2.314,-1.286</text:p>
      <text:p text:style-name="Standard">68,3,2.131,-0.869</text:p>
      <text:p text:style-name="Standard">69,1.5,1.956,0.456</text:p>
      <text:p text:style-name="Standard">70,0.167,1.492,1.326</text:p>
      <text:p text:style-name="Standard">71,1.4,1.862,0.462</text:p>
      <text:p text:style-name="Standard">72,0.5,1.964,1.464</text:p>
      <text:p text:style-name="Standard"><text:soft-page-break/>73,1.6,2.502,0.902</text:p>
      <text:p text:style-name="Standard">74,0.333,1.445,1.112</text:p>
      <text:p text:style-name="Standard">75,2.667,1.953,-0.714</text:p>
      <text:p text:style-name="Standard">76,2.333,1.791,-0.542</text:p>
      <text:p text:style-name="Standard">77,0.333,2.06,1.727</text:p>
      <text:p text:style-name="Standard">78,3,1.571,-1.429</text:p>
      <text:p text:style-name="Standard">79,4.2,1.688,-2.512</text:p>
      <text:p text:style-name="Standard">80,3.2,2.432,-0.768</text:p>
      <text:p text:style-name="Standard">81,4.4,2.537,-1.863</text:p>
      <text:p text:style-name="Standard">82,2.333,2.315,-0.018</text:p>
      <text:p text:style-name="Standard">83,3.6,2.153,-1.447</text:p>
      <text:p text:style-name="Standard">84,2.833,2.255,-0.578</text:p>
      <text:p text:style-name="Standard">85,2.5,2.231,-0.269</text:p>
      <text:p text:style-name="Standard">86,1.2,1.656,0.456</text:p>
      <text:p text:style-name="Standard">87,0.2,1.231,1.031</text:p>
      <text:p text:style-name="Standard">88,0.833,2.006,1.173</text:p>
      <text:p text:style-name="Standard">89,1.167,1.782,0.615</text:p>
      <text:p text:style-name="Standard">90,3.333,1.883,-1.451</text:p>
      <text:p text:style-name="Standard">91,3.4,2.487,-0.913</text:p>
      <text:p text:style-name="Standard">92,1.6,1.564,-0.036</text:p>
      <text:p text:style-name="Standard">93,2,1.209,-0.791</text:p>
      <text:p text:style-name="Standard">94,2.8,1.955,-0.845</text:p>
      <text:p text:style-name="Standard">95,1.8,2.367,0.567</text:p>
      <text:p text:style-name="Standard">96,0,2.162,2.162</text:p>
      <text:p text:style-name="Standard">97,0,1.702,1.702</text:p>
      <text:p text:style-name="Standard">98,1.2,2.353,1.153</text:p>
      <text:p text:style-name="Standard">99,1.667,2.637,0.97</text:p>
      <text:p text:style-name="Standard">100,1.667,1.473,-0.193</text:p>
      <text:p text:style-name="Standard">1,0,1.482,1.482</text:p>
      <text:p text:style-name="Standard">2,3,1.604,-1.396</text:p>
      <text:p text:style-name="Standard">3,1.833,2.197,0.364</text:p>
      <text:p text:style-name="Standard">4,1.667,1.607,-0.06</text:p>
      <text:p text:style-name="Standard">5,1.6,1.922,0.322</text:p>
      <text:p text:style-name="Standard">6,0.8,1.332,0.532</text:p>
      <text:p text:style-name="Standard">7,2.8,1.782,-1.018</text:p>
      <text:p text:style-name="Standard">8,2,1.75,-0.25</text:p>
      <text:p text:style-name="Standard">9,1.4,1.349,-0.051</text:p>
      <text:p text:style-name="Standard">10,2.833,3.055,0.222</text:p>
      <text:p text:style-name="Standard">11,3.5,1.995,-1.505</text:p>
      <text:p text:style-name="Standard">12,1.833,2.078,0.245</text:p>
      <text:p text:style-name="Standard">13,2.75,1.878,-0.872</text:p>
      <text:p text:style-name="Standard">14,1.4,2.021,0.621</text:p>
      <text:p text:style-name="Standard">15,3.6,2.499,-1.101</text:p>
      <text:p text:style-name="Standard">16,1.25,1.747,0.497</text:p>
      <text:p text:style-name="Standard">17,1.8,1.925,0.125</text:p>
      <text:p text:style-name="Standard">18,3,2.529,-0.471</text:p>
      <text:p text:style-name="Standard">19,2.75,2.601,-0.149</text:p>
      <text:p text:style-name="Standard">20,2.8,1.789,-1.011</text:p>
      <text:p text:style-name="Standard">21,3.2,2.502,-0.698</text:p>
      <text:p text:style-name="Standard">22,0.6,1.226,0.626</text:p>
      <text:p text:style-name="Standard">23,2.6,1.615,-0.985</text:p>
      <text:p text:style-name="Standard"><text:soft-page-break/>24,0.75,2.244,1.494</text:p>
      <text:p text:style-name="Standard">25,2.8,2.203,-0.597</text:p>
      <text:p text:style-name="Standard">26,1.5,1.385,-0.115</text:p>
      <text:p text:style-name="Standard">27,1,2.36,1.36</text:p>
      <text:p text:style-name="Standard">28,1.5,1.686,0.186</text:p>
      <text:p text:style-name="Standard">29,0.6,2.61,2.01</text:p>
      <text:p text:style-name="Standard">30,1,0.746,-0.254</text:p>
      <text:p text:style-name="Standard">31,1,2.467,1.467</text:p>
      <text:p text:style-name="Standard">32,3.2,2.542,-0.658</text:p>
      <text:p text:style-name="Standard">33,0,1.492,1.492</text:p>
      <text:p text:style-name="Standard">34,1.4,2.038,0.638</text:p>
      <text:p text:style-name="Standard">35,3.8,3.243,-0.557</text:p>
      <text:p text:style-name="Standard">36,2.833,2.206,-0.628</text:p>
      <text:p text:style-name="Standard">37,1.2,1.866,0.666</text:p>
      <text:p text:style-name="Standard">38,1.2,2.367,1.167</text:p>
      <text:p text:style-name="Standard">39,2.6,0.578,-2.022</text:p>
      <text:p text:style-name="Standard">40,2.8,2.242,-0.558</text:p>
      <text:p text:style-name="Standard">41,2.4,2.221,-0.179</text:p>
      <text:p text:style-name="Standard">42,0.8,2.286,1.486</text:p>
      <text:p text:style-name="Standard">43,0.5,1.795,1.295</text:p>
      <text:p text:style-name="Standard">44,1.5,2.48,0.98</text:p>
      <text:p text:style-name="Standard">45,2.8,1.795,-1.005</text:p>
      <text:p text:style-name="Standard">46,2,1.529,-0.471</text:p>
      <text:p text:style-name="Standard">47,1.667,2.174,0.507</text:p>
      <text:p text:style-name="Standard">48,3.333,2.501,-0.832</text:p>
      <text:p text:style-name="Standard">49,0.6,1.925,1.325</text:p>
      <text:p text:style-name="Standard">50,0,2.557,2.557</text:p>
      <text:p text:style-name="Standard">51,4.167,0.928,-3.238</text:p>
      <text:p text:style-name="Standard">52,0,1.848,1.848</text:p>
      <text:p text:style-name="Standard">53,4.5,1.628,-2.872</text:p>
      <text:p text:style-name="Standard">54,0.8,1.8,1</text:p>
      <text:p text:style-name="Standard">55,0.8,2.055,1.255</text:p>
      <text:p text:style-name="Standard">56,0.833,1.861,1.028</text:p>
      <text:p text:style-name="Standard">57,2.333,1.345,-0.988</text:p>
      <text:p text:style-name="Standard">58,2,1.39,-0.61</text:p>
      <text:p text:style-name="Standard">59,2,2.208,0.208</text:p>
      <text:p text:style-name="Standard">60,3.5,1.71,-1.79</text:p>
      <text:p text:style-name="Standard">61,2,2.592,0.592</text:p>
      <text:p text:style-name="Standard">62,2.8,2.46,-0.34</text:p>
      <text:p text:style-name="Standard">63,2,2.517,0.517</text:p>
      <text:p text:style-name="Standard">64,1.8,1.819,0.019</text:p>
      <text:p text:style-name="Standard">65,2.333,2.244,-0.089</text:p>
      <text:p text:style-name="Standard">66,2,1.455,-0.545</text:p>
      <text:p text:style-name="Standard">67,4.714,2.614,-2.1</text:p>
      <text:p text:style-name="Standard">68,0,2.257,2.257</text:p>
      <text:p text:style-name="Standard">69,3,2.744,-0.256</text:p>
      <text:p text:style-name="Standard">70,0.6,1.545,0.945</text:p>
      <text:p text:style-name="Standard">71,0.667,2.019,1.353</text:p>
      <text:p text:style-name="Standard">72,2.5,1.575,-0.925</text:p>
      <text:p text:style-name="Standard">73,2.75,2.643,-0.107</text:p>
      <text:p text:style-name="Standard">74,1.5,2.453,0.953</text:p>
      <text:p text:style-name="Standard"><text:soft-page-break/>75,1,2.281,1.281</text:p>
      <text:p text:style-name="Standard">76,1,1.972,0.972</text:p>
      <text:p text:style-name="Standard">77,2.6,2.191,-0.409</text:p>
      <text:p text:style-name="Standard">78,1.25,1.371,0.121</text:p>
      <text:p text:style-name="Standard">79,1,1.947,0.947</text:p>
      <text:p text:style-name="Standard">80,0.4,2.116,1.716</text:p>
      <text:p text:style-name="Standard">81,2,1.677,-0.323</text:p>
      <text:p text:style-name="Standard">82,4.333,1.403,-2.931</text:p>
      <text:p text:style-name="Standard">83,1.6,1.126,-0.474</text:p>
      <text:p text:style-name="Standard">84,4.2,1.421,-2.779</text:p>
      <text:p text:style-name="Standard">85,0.2,1.327,1.127</text:p>
      <text:p text:style-name="Standard">86,1.6,1.754,0.154</text:p>
      <text:p text:style-name="Standard">87,0.167,2.148,1.981</text:p>
      <text:p text:style-name="Standard">88,0.667,1.024,0.358</text:p>
      <text:p text:style-name="Standard">89,3.6,2.244,-1.356</text:p>
      <text:p text:style-name="Standard">90,3,2.473,-0.527</text:p>
      <text:p text:style-name="Standard">91,4.6,2.348,-2.252</text:p>
      <text:p text:style-name="Standard">92,2.8,2.244,-0.556</text:p>
      <text:p text:style-name="Standard">93,1.5,2.189,0.689</text:p>
      <text:p text:style-name="Standard">94,3,1.996,-1.004</text:p>
      <text:p text:style-name="Standard">95,2.167,2.608,0.441</text:p>
      <text:p text:style-name="Standard">96,1,1.578,0.578</text:p>
      <text:p text:style-name="Standard">97,3.8,2.431,-1.369</text:p>
      <text:p text:style-name="Standard">98,1.429,1.344,-0.085</text:p>
      <text:p text:style-name="Standard">99,1.8,1.385,-0.415</text:p>
      <text:p text:style-name="Standard">100,4.2,2.243,-1.957</text:p>
      <text:p text:style-name="Standard">1,1.75,1.481,-0.269</text:p>
      <text:p text:style-name="Standard">2,2,1.756,-0.244</text:p>
      <text:p text:style-name="Standard">3,1,1.226,0.226</text:p>
      <text:p text:style-name="Standard">4,2,1.978,-0.022</text:p>
      <text:p text:style-name="Standard">5,1.8,2.41,0.61</text:p>
      <text:p text:style-name="Standard">6,2.833,2.059,-0.775</text:p>
      <text:p text:style-name="Standard">7,0,1.724,1.724</text:p>
      <text:p text:style-name="Standard">8,1.4,2.802,1.402</text:p>
      <text:p text:style-name="Standard">9,0.6,1.026,0.426</text:p>
      <text:p text:style-name="Standard">10,3.2,2.139,-1.061</text:p>
      <text:p text:style-name="Standard">11,4.333,1.953,-2.381</text:p>
      <text:p text:style-name="Standard">12,4.2,2.163,-2.037</text:p>
      <text:p text:style-name="Standard">13,5,2.272,-2.728</text:p>
      <text:p text:style-name="Standard">14,2,1.763,-0.237</text:p>
      <text:p text:style-name="Standard">15,3.167,1.875,-1.291</text:p>
      <text:p text:style-name="Standard">16,2,2.346,0.346</text:p>
      <text:p text:style-name="Standard">17,2.5,2.235,-0.265</text:p>
      <text:p text:style-name="Standard">18,3.2,2.88,-0.32</text:p>
      <text:p text:style-name="Standard">19,2.4,1.843,-0.557</text:p>
      <text:p text:style-name="Standard">20,1.333,1.244,-0.089</text:p>
      <text:p text:style-name="Standard">21,4.6,1.811,-2.789</text:p>
      <text:p text:style-name="Standard">22,3,1.82,-1.18</text:p>
      <text:p text:style-name="Standard">23,1.8,1.884,0.084</text:p>
      <text:p text:style-name="Standard">24,1.6,2.274,0.674</text:p>
      <text:p text:style-name="Standard">25,2.4,1.986,-0.414</text:p>
      <text:p text:style-name="Standard"><text:soft-page-break/>26,4.4,1.966,-2.434</text:p>
      <text:p text:style-name="Standard">27,3.4,1.384,-2.016</text:p>
      <text:p text:style-name="Standard">28,1.4,1.844,0.444</text:p>
      <text:p text:style-name="Standard">29,2.2,2.306,0.106</text:p>
      <text:p text:style-name="Standard">30,1.6,1.921,0.321</text:p>
      <text:p text:style-name="Standard">31,1.6,1.912,0.312</text:p>
      <text:p text:style-name="Standard">32,1.8,1.958,0.158</text:p>
      <text:p text:style-name="Standard">33,0.6,1.921,1.321</text:p>
      <text:p text:style-name="Standard">34,1,1.821,0.821</text:p>
      <text:p text:style-name="Standard">35,4,2.612,-1.388</text:p>
      <text:p text:style-name="Standard">36,1.167,1.992,0.826</text:p>
      <text:p text:style-name="Standard">37,2.25,2.583,0.333</text:p>
      <text:p text:style-name="Standard">38,3.4,1.846,-1.554</text:p>
      <text:p text:style-name="Standard">39,1.167,1.756,0.59</text:p>
      <text:p text:style-name="Standard">40,3.75,2.048,-1.702</text:p>
      <text:p text:style-name="Standard">41,4.667,1.599,-3.068</text:p>
      <text:p text:style-name="Standard">42,0,1.627,1.627</text:p>
      <text:p text:style-name="Standard">43,1.4,1.873,0.473</text:p>
      <text:p text:style-name="Standard">44,3.4,2.484,-0.916</text:p>
      <text:p text:style-name="Standard">45,4,2.525,-1.475</text:p>
      <text:p text:style-name="Standard">46,1.5,1.763,0.263</text:p>
      <text:p text:style-name="Standard">47,4.2,1.516,-2.684</text:p>
      <text:p text:style-name="Standard">48,3.167,1.925,-1.241</text:p>
      <text:p text:style-name="Standard">49,2.5,2.311,-0.189</text:p>
      <text:p text:style-name="Standard">50,2,2.255,0.255</text:p>
      <text:p text:style-name="Standard">51,3.2,1.673,-1.527</text:p>
      <text:p text:style-name="Standard">52,2.2,1.903,-0.297</text:p>
      <text:p text:style-name="Standard">53,1.167,2.139,0.972</text:p>
      <text:p text:style-name="Standard">54,2,1.963,-0.037</text:p>
      <text:p text:style-name="Standard">55,1.2,1.46,0.26</text:p>
      <text:p text:style-name="Standard">56,4.4,1.81,-2.59</text:p>
      <text:p text:style-name="Standard">57,2,1.842,-0.158</text:p>
      <text:p text:style-name="Standard">58,0.75,1.308,0.558</text:p>
      <text:p text:style-name="Standard">59,2.5,2.403,-0.097</text:p>
      <text:p text:style-name="Standard">60,2,2.964,0.964</text:p>
      <text:p text:style-name="Standard">61,0.167,2.074,1.907</text:p>
      <text:p text:style-name="Standard">62,1.167,1.597,0.431</text:p>
      <text:p text:style-name="Standard">63,0,1.816,1.816</text:p>
      <text:p text:style-name="Standard">64,4.167,2.125,-2.042</text:p>
      <text:p text:style-name="Standard">65,2.667,2.063,-0.604</text:p>
      <text:p text:style-name="Standard">66,2,1.648,-0.352</text:p>
      <text:p text:style-name="Standard">67,2,2.532,0.532</text:p>
      <text:p text:style-name="Standard">68,1,1.98,0.98</text:p>
      <text:p text:style-name="Standard">69,3.8,1.574,-2.226</text:p>
      <text:p text:style-name="Standard">70,2.2,1.572,-0.628</text:p>
      <text:p text:style-name="Standard">71,3,2.442,-0.558</text:p>
      <text:p text:style-name="Standard">72,4.2,2.378,-1.822</text:p>
      <text:p text:style-name="Standard">73,2.833,2.313,-0.52</text:p>
      <text:p text:style-name="Standard">74,3.833,1.791,-2.042</text:p>
      <text:p text:style-name="Standard">75,1.8,2.362,0.562</text:p>
      <text:p text:style-name="Standard">76,0.8,1.488,0.688</text:p>
      <text:p text:style-name="Standard"><text:soft-page-break/>77,1.333,1.706,0.372</text:p>
      <text:p text:style-name="Standard">78,0.5,2.02,1.52</text:p>
      <text:p text:style-name="Standard">79,2.833,2.628,-0.205</text:p>
      <text:p text:style-name="Standard">80,2,1.748,-0.252</text:p>
      <text:p text:style-name="Standard">81,2,2.642,0.642</text:p>
      <text:p text:style-name="Standard">82,3,2.457,-0.543</text:p>
      <text:p text:style-name="Standard">83,4.2,1.958,-2.242</text:p>
      <text:p text:style-name="Standard">84,0,1.389,1.389</text:p>
      <text:p text:style-name="Standard">85,0.167,2.121,1.954</text:p>
      <text:p text:style-name="Standard">86,0.25,1.254,1.004</text:p>
      <text:p text:style-name="Standard">87,1.8,1.791,-0.009</text:p>
      <text:p text:style-name="Standard">88,0.5,1.646,1.146</text:p>
      <text:p text:style-name="Standard">89,2.667,2.25,-0.416</text:p>
      <text:p text:style-name="Standard">90,0.833,1.52,0.687</text:p>
      <text:p text:style-name="Standard">91,3,2.767,-0.233</text:p>
      <text:p text:style-name="Standard">92,1.4,2.346,0.946</text:p>
      <text:p text:style-name="Standard">93,2.333,1.594,-0.739</text:p>
      <text:p text:style-name="Standard">94,1.5,2.194,0.694</text:p>
      <text:p text:style-name="Standard">95,3.667,1.853,-1.813</text:p>
      <text:p text:style-name="Standard">96,0,1.24,1.24</text:p>
      <text:p text:style-name="Standard">97,1.2,2.385,1.185</text:p>
      <text:p text:style-name="Standard">98,3,1.932,-1.068</text:p>
      <text:p text:style-name="Standard">99,4.2,2.176,-2.024</text:p>
      <text:p text:style-name="Standard">100,0.6,2.427,1.827</text:p>
      <text:p text:style-name="Standard">1,4,2.247,-1.753</text:p>
      <text:p text:style-name="Standard">2,2.6,1.613,-0.987</text:p>
      <text:p text:style-name="Standard">3,1.4,1.648,0.248</text:p>
      <text:p text:style-name="Standard">4,1.333,2.468,1.135</text:p>
      <text:p text:style-name="Standard">5,1.8,1.766,-0.034</text:p>
      <text:p text:style-name="Standard">6,2.833,2.015,-0.818</text:p>
      <text:p text:style-name="Standard">7,2.2,1.876,-0.324</text:p>
      <text:p text:style-name="Standard">8,2.5,2.157,-0.343</text:p>
      <text:p text:style-name="Standard">9,0.167,1.976,1.809</text:p>
      <text:p text:style-name="Standard">10,0.167,1.759,1.592</text:p>
      <text:p text:style-name="Standard">11,1.5,2.12,0.62</text:p>
      <text:p text:style-name="Standard">12,1.2,1.924,0.724</text:p>
      <text:p text:style-name="Standard">13,1.667,2.356,0.689</text:p>
      <text:p text:style-name="Standard">14,0.6,2.155,1.555</text:p>
      <text:p text:style-name="Standard">15,1.4,1.905,0.505</text:p>
      <text:p text:style-name="Standard">16,2.2,2.134,-0.066</text:p>
      <text:p text:style-name="Standard">17,4,2.518,-1.482</text:p>
      <text:p text:style-name="Standard">18,0.667,1.294,0.628</text:p>
      <text:p text:style-name="Standard">19,1.333,1.71,0.377</text:p>
      <text:p text:style-name="Standard">20,4.167,2.553,-1.614</text:p>
      <text:p text:style-name="Standard">21,0.6,1.634,1.034</text:p>
      <text:p text:style-name="Standard">22,0.667,1.747,1.08</text:p>
      <text:p text:style-name="Standard">23,1.667,1.796,0.13</text:p>
      <text:p text:style-name="Standard">24,3,1.991,-1.009</text:p>
      <text:p text:style-name="Standard">25,0.667,1.571,0.905</text:p>
      <text:p text:style-name="Standard">26,1,1.568,0.568</text:p>
      <text:p text:style-name="Standard">27,1.167,1.809,0.643</text:p>
      <text:p text:style-name="Standard"><text:soft-page-break/>28,3.333,2.102,-1.232</text:p>
      <text:p text:style-name="Standard">29,3.333,2.772,-0.561</text:p>
      <text:p text:style-name="Standard">30,1,2.265,1.265</text:p>
      <text:p text:style-name="Standard">31,3.167,2.089,-1.077</text:p>
      <text:p text:style-name="Standard">32,1.6,1.863,0.263</text:p>
      <text:p text:style-name="Standard">33,3.25,1.959,-1.291</text:p>
      <text:p text:style-name="Standard">34,2,1.599,-0.401</text:p>
      <text:p text:style-name="Standard">35,1.8,2.038,0.238</text:p>
      <text:p text:style-name="Standard">36,1.25,1.491,0.241</text:p>
      <text:p text:style-name="Standard">37,0.667,1.605,0.939</text:p>
      <text:p text:style-name="Standard">38,0.4,2.123,1.723</text:p>
      <text:p text:style-name="Standard">39,1.6,1.706,0.106</text:p>
      <text:p text:style-name="Standard">40,1.2,2.157,0.957</text:p>
      <text:p text:style-name="Standard">41,0.5,1.775,1.275</text:p>
      <text:p text:style-name="Standard">42,2.833,2.191,-0.642</text:p>
      <text:p text:style-name="Standard">43,1.25,1.926,0.676</text:p>
      <text:p text:style-name="Standard">44,0.4,2.581,2.181</text:p>
      <text:p text:style-name="Standard">45,4.6,2.669,-1.931</text:p>
      <text:p text:style-name="Standard">46,3.667,2.217,-1.449</text:p>
      <text:p text:style-name="Standard">47,0.2,1.554,1.354</text:p>
      <text:p text:style-name="Standard">48,4.5,2.62,-1.88</text:p>
      <text:p text:style-name="Standard">49,1.333,1.329,-0.004</text:p>
      <text:p text:style-name="Standard">50,0.4,1.864,1.464</text:p>
      <text:p text:style-name="Standard">51,4.429,2.174,-2.255</text:p>
      <text:p text:style-name="Standard">52,2.667,1.949,-0.717</text:p>
      <text:p text:style-name="Standard">53,1.6,2.362,0.762</text:p>
      <text:p text:style-name="Standard">54,1,1.594,0.594</text:p>
      <text:p text:style-name="Standard">55,1,2.094,1.094</text:p>
      <text:p text:style-name="Standard">56,2.5,2.164,-0.336</text:p>
      <text:p text:style-name="Standard">57,0.2,1.939,1.739</text:p>
      <text:p text:style-name="Standard">58,2,1.661,-0.339</text:p>
      <text:p text:style-name="Standard">59,1.333,2.305,0.971</text:p>
      <text:p text:style-name="Standard">60,2.5,2.669,0.169</text:p>
      <text:p text:style-name="Standard">61,3.333,2.258,-1.075</text:p>
      <text:p text:style-name="Standard">62,2,1.876,-0.124</text:p>
      <text:p text:style-name="Standard">63,2.6,1.919,-0.681</text:p>
      <text:p text:style-name="Standard">64,2.4,2.184,-0.216</text:p>
      <text:p text:style-name="Standard">65,0.4,1.589,1.189</text:p>
      <text:p text:style-name="Standard">66,0.167,1.175,1.008</text:p>
      <text:p text:style-name="Standard">67,1.6,2.213,0.613</text:p>
      <text:p text:style-name="Standard">68,1.714,2.126,0.412</text:p>
      <text:p text:style-name="Standard">69,2.25,2.469,0.219</text:p>
      <text:p text:style-name="Standard">70,2,2.15,0.15</text:p>
      <text:p text:style-name="Standard">71,1.25,2.63,1.38</text:p>
      <text:p text:style-name="Standard">72,0,1.72,1.72</text:p>
      <text:p text:style-name="Standard">73,1,1.563,0.563</text:p>
      <text:p text:style-name="Standard">74,1,1.739,0.739</text:p>
      <text:p text:style-name="Standard">75,2.4,2.425,0.025</text:p>
      <text:p text:style-name="Standard">76,1,1.605,0.605</text:p>
      <text:p text:style-name="Standard">77,4.2,1.793,-2.407</text:p>
      <text:p text:style-name="Standard">78,0,1.602,1.602</text:p>
      <text:p text:style-name="Standard"><text:soft-page-break/>79,2,2.478,0.478</text:p>
      <text:p text:style-name="Standard">80,1.5,1.767,0.267</text:p>
      <text:p text:style-name="Standard">81,3,2.128,-0.872</text:p>
      <text:p text:style-name="Standard">82,0.6,1.754,1.154</text:p>
      <text:p text:style-name="Standard">83,3.667,2.227,-1.439</text:p>
      <text:p text:style-name="Standard">84,2.8,1.741,-1.059</text:p>
      <text:p text:style-name="Standard">85,1,2.003,1.003</text:p>
      <text:p text:style-name="Standard">86,0.333,1.975,1.641</text:p>
      <text:p text:style-name="Standard">87,4.5,2.211,-2.289</text:p>
      <text:p text:style-name="Standard">88,3,1.969,-1.031</text:p>
      <text:p text:style-name="Standard">89,1.167,1.89,0.723</text:p>
      <text:p text:style-name="Standard">90,1.4,1.648,0.248</text:p>
      <text:p text:style-name="Standard">91,1.2,1.027,-0.173</text:p>
      <text:p text:style-name="Standard">92,0.286,1.947,1.661</text:p>
      <text:p text:style-name="Standard">93,2.4,2.073,-0.327</text:p>
      <text:p text:style-name="Standard">94,2.2,1.891,-0.309</text:p>
      <text:p text:style-name="Standard">95,1.2,1.854,0.654</text:p>
      <text:p text:style-name="Standard">96,0.2,1.41,1.21</text:p>
      <text:p text:style-name="Standard">97,1.6,1.978,0.378</text:p>
      <text:p text:style-name="Standard">98,1.75,1.792,0.042</text:p>
      <text:p text:style-name="Standard">99,0.833,2.205,1.372</text:p>
      <text:p text:style-name="Standard">100,2.25,1.633,-0.617</text:p>
      <text:p text:style-name="Standard">1,1.5,2.086,0.586</text:p>
      <text:p text:style-name="Standard">2,5,2.122,-2.878</text:p>
      <text:p text:style-name="Standard">3,1.833,1.517,-0.316</text:p>
      <text:p text:style-name="Standard">4,3,3.19,0.19</text:p>
      <text:p text:style-name="Standard">5,2.667,2.249,-0.417</text:p>
      <text:p text:style-name="Standard">6,1,1.924,0.924</text:p>
      <text:p text:style-name="Standard">7,1.833,2.356,0.523</text:p>
      <text:p text:style-name="Standard">8,2.6,1.934,-0.666</text:p>
      <text:p text:style-name="Standard">9,3,1.911,-1.089</text:p>
      <text:p text:style-name="Standard">10,2.8,2.299,-0.501</text:p>
      <text:p text:style-name="Standard">11,1.75,2.309,0.559</text:p>
      <text:p text:style-name="Standard">12,4.5,3.108,-1.392</text:p>
      <text:p text:style-name="Standard">13,3.4,1.982,-1.418</text:p>
      <text:p text:style-name="Standard">14,2.2,2.314,0.114</text:p>
      <text:p text:style-name="Standard">15,4.333,1.75,-2.584</text:p>
      <text:p text:style-name="Standard">16,2.75,1.699,-1.051</text:p>
      <text:p text:style-name="Standard">17,1.8,1.98,0.18</text:p>
      <text:p text:style-name="Standard">18,3,1.906,-1.094</text:p>
      <text:p text:style-name="Standard">19,0.2,1.83,1.63</text:p>
      <text:p text:style-name="Standard">20,3.5,1.963,-1.537</text:p>
      <text:p text:style-name="Standard">21,1.333,1.769,0.436</text:p>
      <text:p text:style-name="Standard">22,2.6,1.794,-0.806</text:p>
      <text:p text:style-name="Standard">23,3,1.792,-1.208</text:p>
      <text:p text:style-name="Standard">24,3.75,2.172,-1.578</text:p>
      <text:p text:style-name="Standard">25,3.6,1.947,-1.653</text:p>
      <text:p text:style-name="Standard">26,4,1.241,-2.759</text:p>
      <text:p text:style-name="Standard">27,1.667,2.419,0.753</text:p>
      <text:p text:style-name="Standard">28,3.333,2.209,-1.125</text:p>
      <text:p text:style-name="Standard">29,3.6,2.453,-1.147</text:p>
      <text:p text:style-name="Standard"><text:soft-page-break/>30,0.6,1.752,1.152</text:p>
      <text:p text:style-name="Standard">31,2.6,1.844,-0.756</text:p>
      <text:p text:style-name="Standard">32,3.167,1.787,-1.38</text:p>
      <text:p text:style-name="Standard">33,3.833,2.22,-1.613</text:p>
      <text:p text:style-name="Standard">34,2.8,1.71,-1.09</text:p>
      <text:p text:style-name="Standard">35,1.2,1.18,-0.02</text:p>
      <text:p text:style-name="Standard">36,0.6,2.119,1.519</text:p>
      <text:p text:style-name="Standard">37,1.4,1.583,0.183</text:p>
      <text:p text:style-name="Standard">38,2.25,1.392,-0.858</text:p>
      <text:p text:style-name="Standard">39,0.333,2.033,1.7</text:p>
      <text:p text:style-name="Standard">40,3.167,2.224,-0.942</text:p>
      <text:p text:style-name="Standard">41,1.667,1.988,0.321</text:p>
      <text:p text:style-name="Standard">42,2.8,1.724,-1.076</text:p>
      <text:p text:style-name="Standard">43,4.6,2.892,-1.708</text:p>
      <text:p text:style-name="Standard">44,2,1.842,-0.158</text:p>
      <text:p text:style-name="Standard">45,1,2.367,1.367</text:p>
      <text:p text:style-name="Standard">46,1,1.732,0.732</text:p>
      <text:p text:style-name="Standard">47,1.75,1.255,-0.495</text:p>
      <text:p text:style-name="Standard">48,1.8,2.228,0.428</text:p>
      <text:p text:style-name="Standard">49,2.25,1.585,-0.665</text:p>
      <text:p text:style-name="Standard">50,0.4,1.63,1.23</text:p>
      <text:p text:style-name="Standard">51,0.75,1.988,1.238</text:p>
      <text:p text:style-name="Standard">52,2.8,2.591,-0.209</text:p>
      <text:p text:style-name="Standard">53,1.75,1.597,-0.153</text:p>
      <text:p text:style-name="Standard">54,1.167,2.067,0.9</text:p>
      <text:p text:style-name="Standard">55,3.333,2.137,-1.197</text:p>
      <text:p text:style-name="Standard">56,2,2.05,0.05</text:p>
      <text:p text:style-name="Standard">57,2.167,1.694,-0.473</text:p>
      <text:p text:style-name="Standard">58,0,1.237,1.237</text:p>
      <text:p text:style-name="Standard">59,1.167,2.112,0.945</text:p>
      <text:p text:style-name="Standard">60,0.2,1.689,1.489</text:p>
      <text:p text:style-name="Standard">61,3,2.096,-0.904</text:p>
      <text:p text:style-name="Standard">62,2.833,1.895,-0.938</text:p>
      <text:p text:style-name="Standard">63,3.4,2.683,-0.717</text:p>
      <text:p text:style-name="Standard">64,0,1.2,1.2</text:p>
      <text:p text:style-name="Standard">65,0.4,1.525,1.125</text:p>
      <text:p text:style-name="Standard">66,0.8,1.751,0.951</text:p>
      <text:p text:style-name="Standard">67,2.5,2.364,-0.136</text:p>
      <text:p text:style-name="Standard">68,2.25,2.051,-0.199</text:p>
      <text:p text:style-name="Standard">69,3.8,2.247,-1.553</text:p>
      <text:p text:style-name="Standard">70,2.6,1.836,-0.764</text:p>
      <text:p text:style-name="Standard">71,1.5,2.173,0.673</text:p>
      <text:p text:style-name="Standard">72,1,1.972,0.972</text:p>
      <text:p text:style-name="Standard">73,3.833,2.765,-1.068</text:p>
      <text:p text:style-name="Standard">74,2.2,2.332,0.132</text:p>
      <text:p text:style-name="Standard">75,1,2.359,1.359</text:p>
      <text:p text:style-name="Standard">76,0.333,1.869,1.535</text:p>
      <text:p text:style-name="Standard">77,3.4,2.894,-0.506</text:p>
      <text:p text:style-name="Standard">78,3,1.751,-1.249</text:p>
      <text:p text:style-name="Standard">79,1.4,2.155,0.755</text:p>
      <text:p text:style-name="Standard">80,1.75,1.18,-0.57</text:p>
      <text:p text:style-name="Standard"><text:soft-page-break/>81,1.75,2.18,0.43</text:p>
      <text:p text:style-name="Standard">82,0.8,1.134,0.334</text:p>
      <text:p text:style-name="Standard">83,2.2,1.611,-0.589</text:p>
      <text:p text:style-name="Standard">84,2,2.494,0.494</text:p>
      <text:p text:style-name="Standard">85,2,2.23,0.23</text:p>
      <text:p text:style-name="Standard">86,2.4,1.848,-0.552</text:p>
      <text:p text:style-name="Standard">87,0,2.29,2.29</text:p>
      <text:p text:style-name="Standard">88,2.5,1.542,-0.958</text:p>
      <text:p text:style-name="Standard">89,1.75,1.597,-0.153</text:p>
      <text:p text:style-name="Standard">90,2.8,2.272,-0.528</text:p>
      <text:p text:style-name="Standard">91,0,1.491,1.491</text:p>
      <text:p text:style-name="Standard">92,1.5,2.027,0.527</text:p>
      <text:p text:style-name="Standard">93,1.8,1.471,-0.329</text:p>
      <text:p text:style-name="Standard">94,1,2.096,1.096</text:p>
      <text:p text:style-name="Standard">95,1.667,1.681,0.014</text:p>
      <text:p text:style-name="Standard">96,1,2.947,1.947</text:p>
      <text:p text:style-name="Standard">97,0.2,1.591,1.391</text:p>
      <text:p text:style-name="Standard">98,1.6,2.285,0.685</text:p>
      <text:p text:style-name="Standard">99,1.2,1.555,0.355</text:p>
      <text:p text:style-name="Standard">100,2.8,2.018,-0.782</text:p>
      <text:p text:style-name="Standard">1,3.5,2.487,-1.013</text:p>
      <text:p text:style-name="Standard">2,1.333,1.88,0.547</text:p>
      <text:p text:style-name="Standard">3,2.8,1.506,-1.294</text:p>
      <text:p text:style-name="Standard">4,1.6,2.227,0.627</text:p>
      <text:p text:style-name="Standard">5,1.4,1.746,0.346</text:p>
      <text:p text:style-name="Standard">6,2.6,2.229,-0.371</text:p>
      <text:p text:style-name="Standard">7,0.25,2.282,2.032</text:p>
      <text:p text:style-name="Standard">8,0,2.064,2.064</text:p>
      <text:p text:style-name="Standard">9,1.667,2.183,0.517</text:p>
      <text:p text:style-name="Standard">10,0.333,1.126,0.793</text:p>
      <text:p text:style-name="Standard">11,2,2.552,0.552</text:p>
      <text:p text:style-name="Standard">12,2.75,1.208,-1.542</text:p>
      <text:p text:style-name="Standard">13,2.2,2.274,0.074</text:p>
      <text:p text:style-name="Standard">14,4.6,1.898,-2.702</text:p>
      <text:p text:style-name="Standard">15,2.167,2.087,-0.079</text:p>
      <text:p text:style-name="Standard">16,1.2,1.814,0.614</text:p>
      <text:p text:style-name="Standard">17,1.6,2.143,0.543</text:p>
      <text:p text:style-name="Standard">18,2.25,1.617,-0.633</text:p>
      <text:p text:style-name="Standard">19,0.8,1.287,0.487</text:p>
      <text:p text:style-name="Standard">20,0,1.937,1.937</text:p>
      <text:p text:style-name="Standard">21,1.2,2.453,1.253</text:p>
      <text:p text:style-name="Standard">22,2.8,2.427,-0.373</text:p>
      <text:p text:style-name="Standard">23,3,2.063,-0.937</text:p>
      <text:p text:style-name="Standard">24,4.8,2.545,-2.255</text:p>
      <text:p text:style-name="Standard">25,1.833,1.6,-0.233</text:p>
      <text:p text:style-name="Standard">26,0.333,1.737,1.404</text:p>
      <text:p text:style-name="Standard">27,1.25,1.804,0.554</text:p>
      <text:p text:style-name="Standard">28,1.6,1.614,0.014</text:p>
      <text:p text:style-name="Standard">29,1.2,2.066,0.866</text:p>
      <text:p text:style-name="Standard">30,3.2,1.864,-1.336</text:p>
      <text:p text:style-name="Standard">31,0.6,2.206,1.606</text:p>
      <text:p text:style-name="Standard"><text:soft-page-break/>32,2.8,2.607,-0.193</text:p>
      <text:p text:style-name="Standard">33,2.4,1.462,-0.938</text:p>
      <text:p text:style-name="Standard">34,1.4,1.816,0.416</text:p>
      <text:p text:style-name="Standard">35,0.5,1.557,1.057</text:p>
      <text:p text:style-name="Standard">36,3.4,2.742,-0.658</text:p>
      <text:p text:style-name="Standard">37,0.2,1.608,1.408</text:p>
      <text:p text:style-name="Standard">38,2.333,1.299,-1.034</text:p>
      <text:p text:style-name="Standard">39,1.6,1.719,0.119</text:p>
      <text:p text:style-name="Standard">40,2.8,2.025,-0.775</text:p>
      <text:p text:style-name="Standard">41,0.6,2.014,1.414</text:p>
      <text:p text:style-name="Standard">42,0.2,2.266,2.066</text:p>
      <text:p text:style-name="Standard">43,3.333,1.402,-1.931</text:p>
      <text:p text:style-name="Standard">44,1.667,2.991,1.325</text:p>
      <text:p text:style-name="Standard">45,2.8,2.03,-0.77</text:p>
      <text:p text:style-name="Standard">46,3.333,2.719,-0.614</text:p>
      <text:p text:style-name="Standard">47,2.4,1.75,-0.65</text:p>
      <text:p text:style-name="Standard">48,0.5,1.689,1.189</text:p>
      <text:p text:style-name="Standard">49,1.4,1.602,0.202</text:p>
      <text:p text:style-name="Standard">50,1.2,2.23,1.03</text:p>
      <text:p text:style-name="Standard">51,2.4,2.188,-0.212</text:p>
      <text:p text:style-name="Standard">52,4,2.908,-1.092</text:p>
      <text:p text:style-name="Standard">53,2.167,2.33,0.163</text:p>
      <text:p text:style-name="Standard">54,1.5,1.459,-0.041</text:p>
      <text:p text:style-name="Standard">55,2,1.366,-0.634</text:p>
      <text:p text:style-name="Standard">56,1.6,2.431,0.831</text:p>
      <text:p text:style-name="Standard">57,2.2,2.222,0.022</text:p>
      <text:p text:style-name="Standard">58,3.75,1.97,-1.78</text:p>
      <text:p text:style-name="Standard">59,0.333,1.964,1.631</text:p>
      <text:p text:style-name="Standard">60,1.667,1.916,0.249</text:p>
      <text:p text:style-name="Standard">61,1.5,1.449,-0.051</text:p>
      <text:p text:style-name="Standard">62,0,2.301,2.301</text:p>
      <text:p text:style-name="Standard">63,1,1.737,0.737</text:p>
      <text:p text:style-name="Standard">64,2.833,2.529,-0.305</text:p>
      <text:p text:style-name="Standard">65,1.833,2.025,0.191</text:p>
      <text:p text:style-name="Standard">66,2,2.704,0.704</text:p>
      <text:p text:style-name="Standard">67,1.6,1.307,-0.293</text:p>
      <text:p text:style-name="Standard">68,4.2,1.965,-2.235</text:p>
      <text:p text:style-name="Standard">69,2.2,1.626,-0.574</text:p>
      <text:p text:style-name="Standard">70,3.4,2.084,-1.316</text:p>
      <text:p text:style-name="Standard">71,2,3.136,1.136</text:p>
      <text:p text:style-name="Standard">72,3.167,3.341,0.175</text:p>
      <text:p text:style-name="Standard">73,3.833,2.083,-1.751</text:p>
      <text:p text:style-name="Standard">74,0.833,1.126,0.293</text:p>
      <text:p text:style-name="Standard">75,1.4,1.327,-0.073</text:p>
      <text:p text:style-name="Standard">76,2.2,2.066,-0.134</text:p>
      <text:p text:style-name="Standard">77,1.167,2.043,0.877</text:p>
      <text:p text:style-name="Standard">78,2.5,1.635,-0.865</text:p>
      <text:p text:style-name="Standard">79,0.4,2.407,2.007</text:p>
      <text:p text:style-name="Standard">80,4.333,2.826,-1.507</text:p>
      <text:p text:style-name="Standard">81,1.5,1.262,-0.238</text:p>
      <text:p text:style-name="Standard">82,0.2,1.74,1.54</text:p>
      <text:p text:style-name="Standard"><text:soft-page-break/>83,0.6,1.433,0.833</text:p>
      <text:p text:style-name="Standard">84,3.833,2.497,-1.337</text:p>
      <text:p text:style-name="Standard">85,1.4,1.981,0.581</text:p>
      <text:p text:style-name="Standard">86,0,1.461,1.461</text:p>
      <text:p text:style-name="Standard">87,2.4,2.033,-0.367</text:p>
      <text:p text:style-name="Standard">88,1.167,1.472,0.305</text:p>
      <text:p text:style-name="Standard">89,1.143,2.448,1.305</text:p>
      <text:p text:style-name="Standard">90,1.167,1.524,0.357</text:p>
      <text:p text:style-name="Standard">91,1,2.407,1.407</text:p>
      <text:p text:style-name="Standard">92,0.6,1.957,1.357</text:p>
      <text:p text:style-name="Standard">93,0,0.943,0.943</text:p>
      <text:p text:style-name="Standard">94,2.8,1.787,-1.013</text:p>
      <text:p text:style-name="Standard">95,3,1.602,-1.398</text:p>
      <text:p text:style-name="Standard">96,3.8,1.868,-1.932</text:p>
      <text:p text:style-name="Standard">97,1.5,1.623,0.123</text:p>
      <text:p text:style-name="Standard">98,2,1.584,-0.416</text:p>
      <text:p text:style-name="Standard">99,3.333,2.615,-0.718</text:p>
      <text:p text:style-name="Standard">100,1.5,1.991,0.491</text:p>
      <text:p text:style-name="Standard">1,3.833,1.961,-1.873</text:p>
      <text:p text:style-name="Standard">2,1.833,2.043,0.21</text:p>
      <text:p text:style-name="Standard">3,0.429,1.508,1.079</text:p>
      <text:p text:style-name="Standard">4,2.667,2.577,-0.089</text:p>
      <text:p text:style-name="Standard">5,1.2,1.753,0.553</text:p>
      <text:p text:style-name="Standard">6,2,1.807,-0.193</text:p>
      <text:p text:style-name="Standard">7,3.6,1.981,-1.619</text:p>
      <text:p text:style-name="Standard">8,0.6,1.571,0.971</text:p>
      <text:p text:style-name="Standard">9,3.75,1.84,-1.91</text:p>
      <text:p text:style-name="Standard">10,5,2.217,-2.783</text:p>
      <text:p text:style-name="Standard">11,1.8,2.408,0.608</text:p>
      <text:p text:style-name="Standard">12,4.4,1.712,-2.688</text:p>
      <text:p text:style-name="Standard">13,1.6,2.043,0.443</text:p>
      <text:p text:style-name="Standard">14,2.2,1.221,-0.979</text:p>
      <text:p text:style-name="Standard">15,0.167,1.384,1.218</text:p>
      <text:p text:style-name="Standard">16,1.75,2.063,0.313</text:p>
      <text:p text:style-name="Standard">17,1.6,1.843,0.243</text:p>
      <text:p text:style-name="Standard">18,1.4,1.822,0.422</text:p>
      <text:p text:style-name="Standard">19,3.333,2.457,-0.877</text:p>
      <text:p text:style-name="Standard">20,1.6,2.061,0.461</text:p>
      <text:p text:style-name="Standard">21,1.2,1.442,0.242</text:p>
      <text:p text:style-name="Standard">22,1.8,1.906,0.106</text:p>
      <text:p text:style-name="Standard">23,1.75,2.106,0.356</text:p>
      <text:p text:style-name="Standard">24,3.2,1.933,-1.267</text:p>
      <text:p text:style-name="Standard">25,0.25,1.617,1.367</text:p>
      <text:p text:style-name="Standard">26,0.167,1.302,1.135</text:p>
      <text:p text:style-name="Standard">27,3.2,1.986,-1.214</text:p>
      <text:p text:style-name="Standard">28,0.667,2.364,1.698</text:p>
      <text:p text:style-name="Standard">29,1.6,2.585,0.985</text:p>
      <text:p text:style-name="Standard">30,1.2,1.353,0.153</text:p>
      <text:p text:style-name="Standard">31,1.25,1.824,0.574</text:p>
      <text:p text:style-name="Standard">32,1.8,1.702,-0.098</text:p>
      <text:p text:style-name="Standard">33,1.667,2.307,0.641</text:p>
      <text:p text:style-name="Standard"><text:soft-page-break/>34,1,2.427,1.427</text:p>
      <text:p text:style-name="Standard">35,1.4,2.132,0.732</text:p>
      <text:p text:style-name="Standard">36,1,1.505,0.505</text:p>
      <text:p text:style-name="Standard">37,3.167,2.597,-0.57</text:p>
      <text:p text:style-name="Standard">38,2.2,1.991,-0.209</text:p>
      <text:p text:style-name="Standard">39,0,1.512,1.512</text:p>
      <text:p text:style-name="Standard">40,2.333,2.052,-0.281</text:p>
      <text:p text:style-name="Standard">41,3,2.565,-0.435</text:p>
      <text:p text:style-name="Standard">42,1,1.242,0.242</text:p>
      <text:p text:style-name="Standard">43,0.4,2.389,1.989</text:p>
      <text:p text:style-name="Standard">44,3.167,1.869,-1.298</text:p>
      <text:p text:style-name="Standard">45,0.6,2.151,1.551</text:p>
      <text:p text:style-name="Standard">46,2.4,1.543,-0.857</text:p>
      <text:p text:style-name="Standard">47,4.5,2.492,-2.008</text:p>
      <text:p text:style-name="Standard">48,1.2,2.155,0.955</text:p>
      <text:p text:style-name="Standard">49,1,1.456,0.456</text:p>
      <text:p text:style-name="Standard">50,2.333,1.549,-0.785</text:p>
      <text:p text:style-name="Standard">51,0.25,1.193,0.943</text:p>
      <text:p text:style-name="Standard">52,2.4,1.83,-0.57</text:p>
      <text:p text:style-name="Standard">53,2.429,1.455,-0.974</text:p>
      <text:p text:style-name="Standard">54,3.2,3.276,0.076</text:p>
      <text:p text:style-name="Standard">55,2,2.38,0.38</text:p>
      <text:p text:style-name="Standard">56,1.5,1.957,0.457</text:p>
      <text:p text:style-name="Standard">57,1.4,2.076,0.676</text:p>
      <text:p text:style-name="Standard">58,1.667,2.091,0.424</text:p>
      <text:p text:style-name="Standard">59,0.6,1.66,1.06</text:p>
      <text:p text:style-name="Standard">60,3.8,2.109,-1.691</text:p>
      <text:p text:style-name="Standard">61,2.8,1.95,-0.85</text:p>
      <text:p text:style-name="Standard">62,1.167,1.865,0.698</text:p>
      <text:p text:style-name="Standard">63,0.5,2.347,1.847</text:p>
      <text:p text:style-name="Standard">64,3.833,2.383,-1.451</text:p>
      <text:p text:style-name="Standard">65,3.2,1.609,-1.591</text:p>
      <text:p text:style-name="Standard">66,3,2.194,-0.806</text:p>
      <text:p text:style-name="Standard">67,0.6,1.887,1.287</text:p>
      <text:p text:style-name="Standard">68,2,1.969,-0.031</text:p>
      <text:p text:style-name="Standard">69,3,2.183,-0.817</text:p>
      <text:p text:style-name="Standard">70,1.75,1.908,0.158</text:p>
      <text:p text:style-name="Standard">71,3.6,2.409,-1.191</text:p>
      <text:p text:style-name="Standard">72,0.4,1.414,1.014</text:p>
      <text:p text:style-name="Standard">73,2,2.094,0.094</text:p>
      <text:p text:style-name="Standard">74,1.167,1.629,0.462</text:p>
      <text:p text:style-name="Standard">75,4.2,2.029,-2.171</text:p>
      <text:p text:style-name="Standard">76,2.2,1.798,-0.402</text:p>
      <text:p text:style-name="Standard">77,1.2,1.377,0.177</text:p>
      <text:p text:style-name="Standard">78,2,2.467,0.467</text:p>
      <text:p text:style-name="Standard">79,1.4,2.845,1.445</text:p>
      <text:p text:style-name="Standard">80,1,1.653,0.653</text:p>
      <text:p text:style-name="Standard">81,1.5,1.618,0.118</text:p>
      <text:p text:style-name="Standard">82,1,2.659,1.659</text:p>
      <text:p text:style-name="Standard">83,1.8,1.807,0.007</text:p>
      <text:p text:style-name="Standard">84,2.2,1.622,-0.578</text:p>
      <text:p text:style-name="Standard"><text:soft-page-break/>85,0.4,1.35,0.95</text:p>
      <text:p text:style-name="Standard">86,3,2.293,-0.707</text:p>
      <text:p text:style-name="Standard">87,0.667,1.414,0.747</text:p>
      <text:p text:style-name="Standard">88,1.2,2.28,1.08</text:p>
      <text:p text:style-name="Standard">89,2.4,1.733,-0.667</text:p>
      <text:p text:style-name="Standard">90,1,2.089,1.089</text:p>
      <text:p text:style-name="Standard">91,1.2,2.389,1.189</text:p>
      <text:p text:style-name="Standard">92,3.167,2.585,-0.582</text:p>
      <text:p text:style-name="Standard">93,0.833,1.545,0.712</text:p>
      <text:p text:style-name="Standard">94,3.667,2.761,-0.905</text:p>
      <text:p text:style-name="Standard">95,3.2,2.315,-0.885</text:p>
      <text:p text:style-name="Standard">96,0,1.325,1.325</text:p>
      <text:p text:style-name="Standard">97,0.8,1.023,0.223</text:p>
      <text:p text:style-name="Standard">98,1.8,1.956,0.156</text:p>
      <text:p text:style-name="Standard">99,4.25,2.016,-2.234</text:p>
      <text:p text:style-name="Standard">100,0,1.763,1.763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3401</text:p>
      <text:p text:style-name="Standard">Mean absolute error <text:s text:c="21"/>0.9114</text:p>
      <text:p text:style-name="Standard">Root mean squared error <text:s text:c="17"/>1.116 </text:p>
      <text:p text:style-name="Standard">Relative absolute error <text:s text:c="16"/>92.9491 %</text:p>
      <text:p text:style-name="Standard">Root relative squared error <text:s text:c="12"/>93.9348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4:44:49</meta:creation-date>
    <meta:document-statistic meta:table-count="0" meta:image-count="0" meta:object-count="0" meta:page-count="21" meta:paragraph-count="1034" meta:word-count="1106" meta:character-count="19506"/>
    <dc:date>2014-11-26T14:45:05</dc:date>
    <dc:creator>amita misra</dc:creator>
    <meta:editing-duration>PT16S</meta:editing-duration>
    <meta:editing-cycles>1</meta:editing-cycles>
    <meta:generator>OpenOffice/4.1.0$Unix OpenOffice.org_project/410m18$Build-9764</meta:generator>
  </office:meta>
</office:document-meta>
</file>